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position="super 58%"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9_18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. J. Lyon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11 Tebet 5630</text:p>
      <text:p text:style-name="P2">Date (derived from Gregorian calendar)<text:tab/>December 1869</text:p>
      <text:p text:style-name="P2">Month<text:tab/><text:tab/><text:tab/><text:tab/><text:tab/><text:tab/>December</text:p>
      <text:p text:style-name="P2">Year<text:tab/><text:tab/><text:tab/><text:tab/><text:tab/><text:tab/>1869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ew York 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Y</text:p>
      <text:p text:style-name="P2">Stamp<text:tab/><text:tab/><text:tab/><text:tab/><text:tab/><text:tab/>Y</text:p>
      <text:p text:style-name="P2">Postmark<text:tab/><text:tab/><text:tab/><text:tab/><text:tab/>Y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is also available in Box 19, FF 8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Envelope]</text:p>
      <text:p text:style-name="P2">Revd S. Morais/</text:p>
      <text:p text:style-name="P2"><text:tab/>Minister of Hebrew Congre[?]/</text:p>
      <text:p text:style-name="P2"><text:tab/><text:tab/>Philadelph[?]/</text:p>
      <text:p text:style-name="P2"><text:tab/><text:tab/><text:tab/>Pa/</text:p>
      <text:p text:style-name="P2"/>
      <text:p text:style-name="P2">[Note: The right edge of the envelope has been torn off.]</text:p>
      <text:p text:style-name="P2"/>
      <text:p text:style-name="P2">[Page 1]</text:p>
      <text:p text:style-name="P4"><text:span text:style-name="T1">Confidential</text:span><text:span text:style-name="T2">/</text:span></text:p>
      <text:p text:style-name="P5"><text:span text:style-name="T2">New York Tebet 11</text:span><text:span text:style-name="T3">th</text:span><text:span text:style-name="T2"> 5630/</text:span></text:p>
      <text:p text:style-name="P6">Rev S Morais/</text:p>
      <text:p text:style-name="P6"><text:tab/><text:tab/>Respected Friend./</text:p>
      <text:p text:style-name="P6"><text:tab/>It has just come to my know-/ledge that a Committee appointed at the/ last meeting of my congregation will early/ next week report in favor of a choir to consist/ of men and women, the latter occasionally to sing/ solo-parts during service. <text:s/>I need scarcely/ say I do not favor this measure and would/ desire it possible to prevent it, unless it is/ proved to be admissible by our Religious/ Laws. <text:s/>Your opinion, based on the rules/ of our established ritual and the dicta of/ our Sages, I think may have weight with/ the committee, I urgently beg therefore/</text:p>
      <text:p text:style-name="P6"><text:soft-page-break/></text:p>
      <text:p text:style-name="P6">[Page 2]</text:p>
      <text:p text:style-name="P4"><text:span text:style-name="T2">You will </text:span><text:span text:style-name="T4">as soon as possible</text:span><text:span text:style-name="T2"> favor me with/ your ideas on the subject./</text:span></text:p>
      <text:p text:style-name="P6"><text:tab/>I regret you did not carry/ out your intention, as was announced,/ to visit our city. <text:s/>Your friends were all/ disappointed and are still looking for/ward for this long promised pleasure./ <text:s/>Mrs Lyons joins with me in kindest/ regards to Mrs Morais./</text:p>
      <text:p text:style-name="P6"><text:tab/>With due apology for this/ intrusion on your valuable time &amp; with/ best wishes for your continued health/ &amp; happiness I remain. Respected Friend/</text:p>
      <text:p text:style-name="P6"><text:tab/><text:tab/><text:tab/><text:tab/><text:tab/>Yours Very Faithfully/</text:p>
      <text:p text:style-name="P6"><text:tab/><text:tab/><text:tab/><text:tab/><text:tab/><text:tab/>J J Lyons/</text:p>
      <text:p text:style-name="P4"><text:span text:style-name="T2"><text:tab/><text:tab/><text:tab/><text:tab/><text:tab/><text:tab/>7 West 19</text:span><text:span text:style-name="T3">th</text:span><text:span text:style-name="T2"> St N. 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12T12:56:58</meta:creation-date>
    <dc:date>2012-03-21T13:40:24.32</dc:date>
    <dc:language>en-US</dc:language>
    <meta:editing-cycles>4</meta:editing-cycles>
    <meta:editing-duration>PT00H11M35S</meta:editing-duration>
    <dc:creator>Penn Libraries</dc:creator>
    <meta:document-statistic meta:table-count="0" meta:image-count="0" meta:object-count="0" meta:page-count="3" meta:paragraph-count="80" meta:word-count="415" meta:character-count="2658"/>
    <meta:user-defined meta:name="Info 1"/>
    <meta:user-defined meta:name="Info 2"/>
    <meta:user-defined meta:name="Info 3"/>
    <meta:user-defined meta:name="Info 4"/>
  </office:meta>
</office:document-meta>
</file>